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346d" officeooo:paragraph-rsid="0008346d"/>
    </style:style>
    <style:style style:name="P2" style:family="paragraph" style:parent-style-name="Standard">
      <style:text-properties officeooo:rsid="0008bb2e" officeooo:paragraph-rsid="0008bb2e"/>
    </style:style>
    <style:style style:name="P3" style:family="paragraph" style:parent-style-name="Standard">
      <style:text-properties officeooo:paragraph-rsid="0008bb2e"/>
    </style:style>
    <style:style style:name="P4" style:family="paragraph" style:parent-style-name="Standard">
      <style:text-properties officeooo:rsid="0009608e" officeooo:paragraph-rsid="0009608e"/>
    </style:style>
    <style:style style:name="P5" style:family="paragraph" style:parent-style-name="Standard">
      <style:text-properties officeooo:paragraph-rsid="000a7588"/>
    </style:style>
    <style:style style:name="P6" style:family="paragraph" style:parent-style-name="Standard">
      <style:text-properties officeooo:rsid="000b0092" officeooo:paragraph-rsid="000b0092"/>
    </style:style>
    <style:style style:name="P7" style:family="paragraph" style:parent-style-name="Standard">
      <style:text-properties officeooo:rsid="000c1c64" officeooo:paragraph-rsid="000c1c64"/>
    </style:style>
    <style:style style:name="P8" style:family="paragraph" style:parent-style-name="Standard">
      <style:text-properties officeooo:rsid="000c1c64" officeooo:paragraph-rsid="000c80ee"/>
    </style:style>
    <style:style style:name="P9" style:family="paragraph" style:parent-style-name="Standard">
      <style:text-properties officeooo:rsid="000c80ee" officeooo:paragraph-rsid="000c80ee"/>
    </style:style>
    <style:style style:name="P10" style:family="paragraph" style:parent-style-name="Standard">
      <style:text-properties officeooo:rsid="000c80ee" officeooo:paragraph-rsid="001ea716"/>
    </style:style>
    <style:style style:name="P11" style:family="paragraph" style:parent-style-name="Standard">
      <style:text-properties officeooo:rsid="000dbfe8" officeooo:paragraph-rsid="000dbfe8"/>
    </style:style>
    <style:style style:name="P12" style:family="paragraph" style:parent-style-name="Standard">
      <style:text-properties officeooo:paragraph-rsid="0011052c"/>
    </style:style>
    <style:style style:name="P13" style:family="paragraph" style:parent-style-name="Standard">
      <style:text-properties officeooo:rsid="001230cc" officeooo:paragraph-rsid="001230cc"/>
    </style:style>
    <style:style style:name="P14" style:family="paragraph" style:parent-style-name="Standard">
      <style:text-properties officeooo:paragraph-rsid="001230cc"/>
    </style:style>
    <style:style style:name="P15" style:family="paragraph" style:parent-style-name="Standard">
      <style:text-properties officeooo:paragraph-rsid="0015435e"/>
    </style:style>
    <style:style style:name="P16" style:family="paragraph" style:parent-style-name="Standard">
      <style:text-properties officeooo:paragraph-rsid="00197869"/>
    </style:style>
    <style:style style:name="P17" style:family="paragraph" style:parent-style-name="Standard">
      <style:text-properties officeooo:paragraph-rsid="001bc0a0"/>
    </style:style>
    <style:style style:name="P18" style:family="paragraph" style:parent-style-name="Standard">
      <style:text-properties officeooo:paragraph-rsid="0008346d"/>
    </style:style>
    <style:style style:name="P19" style:family="paragraph" style:parent-style-name="Standard">
      <style:text-properties officeooo:rsid="001ea716" officeooo:paragraph-rsid="001ea716"/>
    </style:style>
    <style:style style:name="P20" style:family="paragraph" style:parent-style-name="Standard">
      <style:text-properties officeooo:rsid="000a7588" officeooo:paragraph-rsid="000a7588"/>
    </style:style>
    <style:style style:name="P21" style:family="paragraph" style:parent-style-name="Standard">
      <style:text-properties officeooo:rsid="0011052c" officeooo:paragraph-rsid="0011052c"/>
    </style:style>
    <style:style style:name="P22" style:family="paragraph" style:parent-style-name="Standard">
      <style:text-properties officeooo:rsid="0016ea56" officeooo:paragraph-rsid="001bc0a0"/>
    </style:style>
    <style:style style:name="T1" style:family="text">
      <style:text-properties officeooo:rsid="0008346d"/>
    </style:style>
    <style:style style:name="T2" style:family="text">
      <style:text-properties officeooo:rsid="0008bb2e"/>
    </style:style>
    <style:style style:name="T3" style:family="text">
      <style:text-properties officeooo:rsid="0009608e"/>
    </style:style>
    <style:style style:name="T4" style:family="text">
      <style:text-properties officeooo:rsid="000a7588"/>
    </style:style>
    <style:style style:name="T5" style:family="text">
      <style:text-properties officeooo:rsid="000b0092"/>
    </style:style>
    <style:style style:name="T6" style:family="text">
      <style:text-properties officeooo:rsid="000c80ee"/>
    </style:style>
    <style:style style:name="T7" style:family="text">
      <style:text-properties officeooo:rsid="000dbfe8"/>
    </style:style>
    <style:style style:name="T8" style:family="text">
      <style:text-properties officeooo:rsid="00109148"/>
    </style:style>
    <style:style style:name="T9" style:family="text">
      <style:text-properties officeooo:rsid="0011052c"/>
    </style:style>
    <style:style style:name="T10" style:family="text">
      <style:text-properties officeooo:rsid="001230cc"/>
    </style:style>
    <style:style style:name="T11" style:family="text">
      <style:text-properties officeooo:rsid="00135aa2"/>
    </style:style>
    <style:style style:name="T12" style:family="text">
      <style:text-properties officeooo:rsid="00143d94"/>
    </style:style>
    <style:style style:name="T13" style:family="text">
      <style:text-properties officeooo:rsid="0015435e"/>
    </style:style>
    <style:style style:name="T14" style:family="text">
      <style:text-properties officeooo:rsid="0016ea56"/>
    </style:style>
    <style:style style:name="T15" style:family="text">
      <style:text-properties officeooo:rsid="00197869"/>
    </style:style>
    <style:style style:name="T16" style:family="text">
      <style:text-properties officeooo:rsid="001b1d92"/>
    </style:style>
    <style:style style:name="T17" style:family="text">
      <style:text-properties fo:font-weight="bold" style:font-weight-asian="bold" style:font-weight-complex="bold"/>
    </style:style>
    <style:style style:name="T18" style:family="text">
      <style:text-properties fo:font-weight="bold" officeooo:rsid="0015435e" style:font-weight-asian="bold" style:font-weight-complex="bold"/>
    </style:style>
    <style:style style:name="T19" style:family="text">
      <style:text-properties fo:font-style="italic" officeooo:rsid="0015435e" style:font-style-asian="italic" style:font-style-complex="italic"/>
    </style:style>
    <style:style style:name="T20" style:family="text">
      <style:text-properties fo:font-style="italic" officeooo:rsid="0016ea56" style:font-style-asian="italic" style:font-style-complex="italic"/>
    </style:style>
    <style:style style:name="T21" style:family="text">
      <style:text-properties officeooo:rsid="001bc0a0"/>
    </style:style>
    <style:style style:name="T22" style:family="text">
      <style:text-properties officeooo:rsid="001c88dd"/>
    </style:style>
    <style:style style:name="T23" style:family="text">
      <style:text-properties officeooo:rsid="001ea716"/>
    </style:style>
    <style:style style:name="T24" style:family="text">
      <style:text-properties officeooo:rsid="001f702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Splitting </text:span><text:span text:style-name="T21">agent</text:span><text:span text:style-name="T1"> (with id in environment, value function, </text:span><text:span text:style-name="T4">control</text:span><text:span text:style-name="T1">)</text:span></text:p>
      <text:p text:style-name="P1"/>
      <text:p text:style-name="P2">problematisch gedrag: </text:p>
      <text:p text:style-name="P2">- niet gedoogd → “normale psych” <text:span text:style-name="T3">bestrijdigngs</text:span> methodes → </text:p>
      <text:p text:style-name="P3"><text:span text:style-name="T2">- gedoogd (splitten/opzoeken, lukt niet altijd) → overhalen dat het niet </text:span><text:span text:style-name="T22">oke</text:span><text:span text:style-name="T2"> is (split in de (healthy) rechtbank zetten) → “normale psych” </text:span><text:span text:style-name="T3">bestrijdings</text:span><text:span text:style-name="T2"> methodes</text:span></text:p>
      <text:p text:style-name="P2"/>
      <text:p text:style-name="P2">als iets gedoogd wordt dan is het moeilijk aan te passen want de persoon zit in een attractor.</text:p>
      <text:p text:style-name="P2"/>
      <text:p text:style-name="P2">(Healthy) rechtbank:</text:p>
      <text:p text:style-name="P2">rechter: geheel onzijdige logica, </text:p>
      <text:p text:style-name="P2">jury: uitgezoomd gevoel als geheel,</text:p>
      <text:p text:style-name="P2">aanklager: embodiement van externe reden om het gedrag af te keuren</text:p>
      <text:p text:style-name="P2">defender: embodiment van split die het gedrag doogt</text:p>
      <text:p text:style-name="P2"/>
      <text:p text:style-name="P3"><text:span text:style-name="T22">(Je zou willen dat de) </text:span><text:span text:style-name="T2">rechter </text:span><text:span text:style-name="T3">kan bepalen</text:span><text:span text:style-name="T2"> wie hoeveel het toneel krijgt. De aanklager kan embodiements naar voren zetten die het met hem eens zijn (en zo gedeelte van hem zijn op het moment dat die embodiements over het probleem in de recht bank aan het denken zijn) </text:span><text:span text:style-name="T3">en de defender ook. Met je aandacht erop gericht zijn veranderd de mening van de jury. De rechter begeleid het process, en als hij besluit maakt word er niet meer over gedacht (zie dit als definitie van de rechter), maar het besluit wordt als “(externe) waarheid” vertegenwoordigt in toekomst belief structures.</text:span></text:p>
      <text:p text:style-name="P2"/>
      <text:p text:style-name="P4">opzoek gaan naar de embodiments die er mee (on) eens zijn helpt ook het uitkiezen van een goeie bestrijdings methode.</text:p>
      <text:p text:style-name="P4"/>
      <text:p text:style-name="P4"/>
      <text:p text:style-name="P20">De final verdict has behind it a belief structure, in which can be found arguments that argue for a weak self, if (experiences of negative feedback/failure) arise you can either:</text:p>
      <text:p text:style-name="P5">-<text:span text:style-name="T4">leave them out (blindness): usually giving subcountiousness problems</text:span></text:p>
      <text:p text:style-name="P5">-<text:span text:style-name="T4">blame themselves: lowering the idea that they are capable of doing what they want, and thus usually gives them less control in the future (as consequence of a bad ego?).</text:span></text:p>
      <text:p text:style-name="P5">-<text:span text:style-name="T4">blame environment: wasnt his fault, but fault of the environment</text:span></text:p>
      <text:p text:style-name="P5"/>
      <text:p text:style-name="P5"/>
      <text:p text:style-name="P5"/>
      <text:p text:style-name="P6">Value valt niet te meten vanuit twee perspectieven (welk besluit moet de rechter nemen?)</text:p>
      <text:p text:style-name="P5">→</text:p>
      <text:p text:style-name="P6">We willen wel Sociaal Utilitarian zijn (Waarom? Als achterliggende assumptie achter maximising value (by reducing inefficiencies), dus regels die iedereen zal accepteren!)</text:p>
      <text:p text:style-name="P5">→<text:span text:style-name="T5"> </text:span></text:p>
      <text:p text:style-name="P6">paradox van zelfopoffering (Hoeveel is genoeg?) </text:p>
      <text:p text:style-name="P6">→ </text:p>
      <text:p text:style-name="P6">komt terug in “Nu vs de toekomst”, “Self vs others”, “Part of self vs other part of self <text:span text:style-name="T23">(bv victim)</text:span>”</text:p>
      <text:p text:style-name="P6"/>
      <text:p text:style-name="P6"/>
      <text:p text:style-name="P6"/>
      <text:p text:style-name="P6"/>
      <text:p text:style-name="P6"/>
      <text:p text:style-name="P6"/>
      <text:p text:style-name="P6"/>
      <text:p text:style-name="P6"/>
      <text:p text:style-name="P7"><text:soft-page-break/>trots is je definition van “good enough” in a moral sense</text:p>
      <text:p text:style-name="P7">(eigenlijk wil je <text:span text:style-name="T23">dat </text:span>al je embodiments trots/goodenough gaan voelen)</text:p>
      <text:p text:style-name="P7"/>
      <text:p text:style-name="P10">morals <text:span text:style-name="T23">(functional illusion, as emerged by evolution)</text:span> guide societies to more value (satistfaction/acceptence/happyness)</text:p>
      <text:p text:style-name="P9"/>
      <text:p text:style-name="P9">but morals are on a continious scale if they mention some requirement in an infinite domain:</text:p>
      <text:p text:style-name="P9">being perfect requires infinite (and thus unreachable/unrealistic) improvement</text:p>
      <text:p text:style-name="P19">(The rule of “dont be bad” is an example of such an infinte domain, you can always find ways <text:span text:style-name="T24">you are</text:span> “<text:span text:style-name="T24">doing </text:span>bad” <text:span text:style-name="T24">and can improve yourself</text:span>)</text:p>
      <text:p text:style-name="P9"/>
      <text:p text:style-name="P9">we deal with this by defining<text:span text:style-name="T7">(?)/</text:span><text:span text:style-name="T24">setting(?)</text:span> <text:span text:style-name="T7">a “good-enough” norm</text:span></text:p>
      <text:p text:style-name="P11">on<text:span text:style-name="T24">z</text:span>ekerheid over goed genoeg zijn requires work (thinking about) improvement (thus activating the analyst – blow voor ego?)</text:p>
      <text:p text:style-name="P9"/>
      <text:p text:style-name="P7">van buiten worden (social) definitions voor wat niet is allowed/niet genoeg <text:span text:style-name="T6">is opgelegt</text:span></text:p>
      <text:p text:style-name="P9">zodat interactions smoother verlopen en value van both parties is created (<text:span text:style-name="T24">socialisme</text:span>?)</text:p>
      <text:p text:style-name="P8"/>
      <text:p text:style-name="P8"/>
      <text:p text:style-name="P8"/>
      <text:p text:style-name="P7">als je denkt dat het niet kan, betekent het ook <text:span text:style-name="T17">niet</text:span> dat je het niet gaat doen. Alleen als je met argumenten erover denk (analyst) zul je alleen negative argumenten tegen komen (duh, self evident). Je schakelt dus je gedachtes uit en gebruikt je practicus. Remember analyst is alleen maar een gedeelte van de experiences die je mee maakt (en kunt proberen op te zoeken of niet).</text:p>
      <text:p text:style-name="P7"/>
      <text:p text:style-name="P7"/>
      <text:p text:style-name="P7">----------------------------</text:p>
      <text:p text:style-name="P7"/>
      <text:p text:style-name="P13">Weer eens een samenvatting:</text:p>
      <text:p text:style-name="P7"/>
      <text:p text:style-name="P16"><text:span text:style-name="T8">reasoning; argumentatie bestaat alleen voor </text:span><text:span text:style-name="T15">actie</text:span><text:span text:style-name="T8">, en zijn altijd vast gelegt in belief structures. <text:s/>De belief structure bestaan uit concepten. Betekenis van de concepten bestaat uit qualia en alles en niets. De qualia zijn concepten die verwijzen naar- /</text:span><text:span text:style-name="T15">zijn eigenschappen van -</text:span><text:span text:style-name="T8"> ervaringen. </text:span></text:p>
      <text:p text:style-name="P12"/>
      <text:p text:style-name="P12"><text:span text:style-name="T9">-Qualia: </text:span><text:span text:style-name="T8">Ervaringen kun je nooit gelijk stellen tussen verschillende observers. Societies </text:span><text:span text:style-name="T9">kunnen</text:span><text:span text:style-name="T8"> wel</text:span><text:span text:style-name="T9"> concepten krijgen die naar bepaalde betekenisen orienteren door gelijk soortige ervaringen. Binnen jezelf door memory, en tussen “mensen” dan weer door alkaars aandacht te kunnen sturen. Bepaalde definities zijn beter gelijk gesteld tussen mensen en krijgen een hogere “kans op waarheid” heuristische score. Gelijk stellen as in definities testen en verbeteren bij elkaar. Heuristische score wordt door de agent zelf bepaald door hoe die in elkaar zit (architecture, whether biological or mathematical).</text:span></text:p>
      <text:p text:style-name="P12"/>
      <text:p text:style-name="P21">-Alles en niets: Uit alles en niets te gebruiken kun je belief structure vormen die apriori zijn, volledig well-defined, “pure logica” (BV ZFC set theory van wiskunde gebruikt niks als basis steen). </text:p>
      <text:p text:style-name="P12"/>
      <text:p text:style-name="P15"><text:span text:style-name="T16">BV </text:span><text:span text:style-name="T10">Als dit de enige 2 opties zijn, dan kan ik aanwijzen wat de betekenis van het woord “</text:span><text:span text:style-name="T11">links</text:span><text:span text:style-name="T10">” is. </text:span><text:span text:style-name="T11">Maar real world heeft infinite opties (jump of infinity); een aantal pixels kunnen verwisselt worden tussen links en rechts, of zelfs mijn pixels zijn niet perse hetzelfde als jouw pixels. Als gevolg krijgen we heurisische waarheden waarvan hun betekenis gegrond zijn in dingen die we kunnen aanwijzen. (Part 2). </text:span><text:span text:style-name="T12">De heruistische score zijn vast gebonden aan assumpties, waarvan als je ze aanneemt als werkelijkheid ze als agrumenten </text:span><text:span text:style-name="T16">kunnen</text:span><text:span text:style-name="T12"> dienen. Dus concepten in een belief structure </text:span><text:soft-page-break/><text:span text:style-name="T12">waar logica regels tellen (well-defined, on a foundation of assumptions). Het nemen van assumpties is een soort van functor, het lift betekenis van ervaringen (captured by concepts in belief structures) </text:span><text:span text:style-name="T13">naar een logica structuur (rational agent)</text:span><text:span text:style-name="T12">.</text:span></text:p>
      <text:p text:style-name="P15"/>
      <text:p text:style-name="P15"><text:span text:style-name="T13">Hiermee kunnen we een aantal modellen maken: uitleggen van emerging betekenis in communicatie tussen </text:span><text:span text:style-name="T12"><text:s/></text:span><text:span text:style-name="T13">2 intellegent agents (van outsider perspective, dus een communication protocol), uitleggen van welke betekenis inside perspective concepten hebben in de outsider perspective (what </text:span><text:span text:style-name="T18">is</text:span><text:span text:style-name="T13"> knowledge can be answered, dus philosophy of science model). Ook een connectie met meassurement/data-science models can worden geanalyseert.</text:span></text:p>
      <text:p text:style-name="P15"/>
      <text:p text:style-name="P17"><text:span text:style-name="T19">Nadat we formele defenities (een model dus) hebben aangemaakr voor reasoning </text:span><text:span text:style-name="T20">based on models</text:span><text:span text:style-name="T19"> (betekenis voor concepten in een argumentation </text:span><text:span text:style-name="T20">scheme, waar de opties zijn waarin je gelooft… ofzo?</text:span><text:span text:style-name="T19">).</text:span><text:span text:style-name="T13"> </text:span><text:span text:style-name="T14">Kunnen we verdere modellen vertalen naar onze model, zoals pshychologische therapie: </text:span></text:p>
      <text:p text:style-name="P22">-in analytische therapie ga je reasonen, je gaat argumentatie schemas maken om verkeerd gedrag te veranderen.</text:p>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9T16:50:05.831376721</meta:creation-date>
    <dc:date>2021-07-13T16:24:50.313233099</dc:date>
    <meta:editing-duration>P2DT5H56M37S</meta:editing-duration>
    <meta:editing-cycles>8</meta:editing-cycles>
    <meta:generator>LibreOffice/6.4.7.2$Linux_X86_64 LibreOffice_project/40$Build-2</meta:generator>
    <meta:document-statistic meta:table-count="0" meta:image-count="0" meta:object-count="0" meta:page-count="3" meta:paragraph-count="43" meta:word-count="966" meta:character-count="6285" meta:non-whitespace-character-count="5350"/>
  </office:meta>
</office:document-meta>
</file>